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d64" officeooo:paragraph-rsid="000f4d64"/>
    </style:style>
    <style:style style:name="P2" style:family="paragraph" style:parent-style-name="Standard">
      <style:text-properties officeooo:rsid="000f4d64" officeooo:paragraph-rsid="000f4d64"/>
    </style:style>
    <style:style style:name="P3" style:family="paragraph" style:parent-style-name="Standard">
      <style:text-properties officeooo:rsid="00113303" officeooo:paragraph-rsid="00113303"/>
    </style:style>
    <style:style style:name="T1" style:family="text">
      <style:text-properties officeooo:rsid="00113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ugs:</text:span><text:line-break/><text:line-break/>1. As cartas não estão indo para o centro da mesa após a primeira rodada;</text:p>
      <text:p text:style-name="P1">2. Quem da as cartas é o último a jogar;</text:p>
      <text:p text:style-name="P1">3. Na primeira rodada o dealer é obrigado a sempre fazer uma;</text:p>
      <text:p text:style-name="P1"/>
      <text:p text:style-name="P3">Melhorias:</text:p>
      <text:p text:style-name="P3">1. Melhorar Visibilidade das cartas;</text:p>
      <text:p text:style-name="P3">2. Adicionar Informativos de quem é o próximo a jogar no chat, quem levou a rodada com qual carta, adicionar sons, etc…</text:p>
      <text:p text:style-name="P3">3. Melhorar HUD do main player, para saber quem é o próximo jogador, etc.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9:37:00.342530209</meta:creation-date>
    <dc:date>2025-05-14T20:05:19.950203008</dc:date>
    <meta:editing-duration>PT3M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80" meta:character-count="420" meta:non-whitespace-character-count="346"/>
  </office:meta>
</office:document-meta>
</file>